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84cm"/>
    </style:style>
    <style:style style:name="gr2" style:family="graphic" style:parent-style-name="standard">
      <style:graphic-properties draw:stroke="none" draw:fill="none" fo:min-height="3.052cm"/>
    </style:style>
    <style:style style:name="gr3" style:family="graphic" style:parent-style-name="standard">
      <style:graphic-properties draw:stroke="none" draw:fill="none" fo:min-height="2.7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11.8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7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pr1" style:family="presentation" style:parent-style-name="Default-title">
      <style:graphic-properties fo:min-height="1.19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="none" draw:fill-color="#ffffff"/>
      <style:paragraph-properties fo:margin-top="0cm" fo:margin-bottom="0.152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 draw:fill-color="#ffffff"/>
      <style:paragraph-properties fo:margin-top="0.152cm" fo:margin-bottom="0cm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10.958cm" svg:height="5.334cm" svg:x="1.618cm" svg:y="2.286cm">
          <draw:text-box>
            <text:p text:style-name="P1"><text:span text:style-name="T1">1. <text:s/>Data Integrity</text:span></text:p>
            <text:p text:style-name="P1"><text:span text:style-name="T1"><text:s text:c="4"/></text:span><text:span text:style-name="T1">a. <text:s/>NIEM Conformant XML Schema Design</text:span></text:p>
            <text:p text:style-name="P1"><text:span text:style-name="T1"><text:s text:c="4"/></text:span><text:span text:style-name="T1">b. <text:s/>Information Exchange Requirements</text:span></text:p>
            <text:p text:style-name="P1"><text:span text:style-name="T1"><text:s text:c="4"/></text:span><text:span text:style-name="T1">c. <text:s/>Required Data Items</text:span></text:p>
            <text:p text:style-name="P1"><text:span text:style-name="T1"><text:s text:c="4"/></text:span><text:span text:style-name="T1">d. <text:s/>XML Extension</text:span></text:p>
            <text:p text:style-name="P1"><text:span text:style-name="T1"><text:s text:c="4"/></text:span><text:span text:style-name="T1">e. <text:s/>XML Restriction</text:span></text:p>
            <text:p text:style-name="P1"><text:span text:style-name="T1"><text:s text:c="4"/></text:span><text:span text:style-name="T1">f. <text:s/>XML Transformation</text:span></text:p>
            <text:p text:style-name="P1"><text:span text:style-name="T1"><text:s text:c="4"/></text:span><text:span text:style-name="T1">g. <text:s/>XML Validation</text:span></text:p>
            <text:p text:style-name="P1"><text:span text:style-name="T1"><text:s text:c="4"/></text:span><text:span text:style-name="T1">h. <text:s/>Transmission Protocol</text:span></text:p>
            <text:p text:style-name="P1"><text:span text:style-name="T1"><text:s text:c="4"/></text:span><text:span text:style-name="T1">i. <text:s/>Test Artifacts</text:span></text:p>
            <text:p text:style-name="P1"><text:span text:style-name="T1"><text:s text:c="4"/></text:span><text:span text:style-name="T1">j. <text:s/>Instance Variations</text:span></text:p>
            <text:p text:style-name="P1"><text:span text:style-name="T1"><text:s text:c="4"/></text:span><text:span text:style-name="T1">k. <text:s/>Augmentation Points</text:span></text:p>
          </draw:text-box>
        </draw:frame>
        <draw:frame draw:style-name="gr2" draw:text-style-name="P2" draw:layer="layout" svg:width="11.684cm" svg:height="3.302cm" svg:x="1.618cm" svg:y="7.62cm">
          <draw:text-box>
            <text:p text:style-name="P1"><text:span text:style-name="T1">2. <text:s/>Vulnerabilities</text:span></text:p>
            <text:p text:style-name="P1"><text:span text:style-name="T1"><text:s text:c="4"/></text:span><text:span text:style-name="T1">a. <text:s/>Common Vulnerabilities and Exposures (CVE)</text:span></text:p>
            <text:p text:style-name="P1"><text:span text:style-name="T1"><text:s text:c="4"/></text:span><text:span text:style-name="T1">b. <text:s/>Common Weakness Enumeration (CWE)</text:span></text:p>
            <text:p text:style-name="P1"><text:span text:style-name="T1"><text:s text:c="4"/></text:span><text:span text:style-name="T1">c. <text:s/>Common Platform Enumeration (CPE)</text:span></text:p>
            <text:p text:style-name="P1"><text:span text:style-name="T1"><text:s text:c="4"/></text:span><text:span text:style-name="T1">d. <text:s/>Patch History</text:span></text:p>
            <text:p text:style-name="P1"><text:span text:style-name="T1"><text:s text:c="4"/></text:span><text:span text:style-name="T1">e. <text:s/>Patch Mitigation Record</text:span></text:p>
          </draw:text-box>
        </draw:frame>
        <draw:frame draw:style-name="gr3" draw:text-style-name="P2" draw:layer="layout" svg:width="11.684cm" svg:height="3.043cm" svg:x="1.618cm" svg:y="10.668cm">
          <draw:text-box>
            <text:p text:style-name="P1"><text:span text:style-name="T1">3. <text:s/>Source Code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Dependencies</text:span></text:p>
            <text:p text:style-name="P1"><text:span text:style-name="T1"><text:s text:c="4"/></text:span><text:span text:style-name="T1">c. <text:s/>Forks</text:span></text:p>
            <text:p text:style-name="P1"><text:span text:style-name="T1"><text:s text:c="4"/></text:span><text:span text:style-name="T1">d. <text:s/>Maintainers</text:span></text:p>
          </draw:text-box>
        </draw:frame>
        <draw:frame draw:style-name="gr3" draw:text-style-name="P2" draw:layer="layout" svg:width="8.636cm" svg:height="3.043cm" svg:x="1.618cm" svg:y="13.208cm">
          <draw:text-box>
            <text:p text:style-name="P1"><text:span text:style-name="T1">4. <text:s/>Licenses</text:span></text:p>
            <text:p text:style-name="P1"><text:span text:style-name="T1"><text:s text:c="4"/></text:span><text:span text:style-name="T1">a. <text:s/>Open Source</text:span></text:p>
            <text:p text:style-name="P1"><text:span text:style-name="T1"><text:s text:c="4"/></text:span><text:span text:style-name="T1">b. <text:s/>Closed Source</text:span></text:p>
            <text:p text:style-name="P1"><text:span text:style-name="T1"><text:s text:c="4"/></text:span><text:span text:style-name="T1">c. <text:s/>Combinatorial Compliance</text:span></text:p>
          </draw:text-box>
        </draw:frame>
        <draw:frame draw:style-name="gr2" draw:text-style-name="P2" draw:layer="layout" svg:width="9.812cm" svg:height="3.302cm" svg:x="1.618cm" svg:y="15.24cm">
          <draw:text-box>
            <text:p text:style-name="P1"><text:span text:style-name="T1">5. <text:s/>Risk Analytics</text:span></text:p>
            <text:p text:style-name="P1"><text:span text:style-name="T1"><text:s text:c="4"/></text:span><text:span text:style-name="T1">a. <text:s/>Code Analytics</text:span></text:p>
            <text:p text:style-name="P1"><text:span text:style-name="T1"><text:s text:c="4"/></text:span><text:span text:style-name="T1">b. <text:s/>Developer Analytics</text:span></text:p>
            <text:p text:style-name="P1"><text:span text:style-name="T1"><text:s text:c="4"/></text:span><text:span text:style-name="T1">c. <text:s/>Project Analytics</text:span></text:p>
          </draw:text-box>
        </draw:frame>
        <draw:frame draw:style-name="gr2" draw:text-style-name="P2" draw:layer="layout" svg:width="9.812cm" svg:height="3.302cm" svg:x="1.618cm" svg:y="17.272cm">
          <draw:text-box>
            <text:p text:style-name="P1"><text:span text:style-name="T1">6. <text:s/>Independent Verification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Artifact Integrity</text:span></text:p>
            <text:p text:style-name="P1"><text:span text:style-name="T1"><text:s text:c="4"/></text:span><text:span text:style-name="T1">c. <text:s/>Periodicity</text:span></text:p>
            <text:p text:style-name="P1"><text:span text:style-name="T1"><text:s text:c="4"/></text:span><text:span text:style-name="T1">d. <text:s/>Connectivity</text:span></text:p>
          </draw:text-box>
        </draw:frame>
        <draw:frame presentation:style-name="pr1" draw:layer="layout" svg:width="25.199cm" svg:height="1.197cm" svg:x="1.401cm" svg:y="0.835cm" presentation:class="title" presentation:user-transformed="true">
          <draw:text-box>
            <text:p><text:span text:style-name="T2">Software Bill of Materials for Mission Critical Information Exchanges</text:span><text:span text:style-name="T3"> </text:span></text:p>
          </draw:text-box>
        </draw:frame>
        <draw:frame draw:style-name="gr4" draw:text-style-name="P3" draw:layer="layout" svg:width="12.338cm" svg:height="2.299cm" svg:x="14.224cm" svg:y="3.289cm">
          <draw:text-box>
            <text:p><text:span text:style-name="T4">NIEM Informaton Exchange Packet Documentation (IEPD)</text:span></text:p>
            <text:p><text:span text:style-name="T4"/></text:p>
            <text:p><text:span text:style-name="T4">- “Data Provenence” part</text:span></text:p>
            <text:p><text:span text:style-name="T4">- <text:s/>Demo: <text:s/>https://spdx-ccm.specchain.org/xsdccm/provrpt</text:span></text:p>
          </draw:text-box>
        </draw:frame>
        <draw:frame draw:style-name="gr5" draw:text-style-name="P3" draw:layer="layout" svg:width="9.906cm" svg:height="3.323cm" svg:x="14.478cm" svg:y="7.345cm">
          <draw:text-box>
            <text:p><text:span text:style-name="T4">Development Artifacts</text:span></text:p>
            <text:p><text:span text:style-name="T4"/></text:p>
            <text:p><text:span text:style-name="T5">- <text:s/>ION Channel .. <text:s/></text:span><text:span text:style-name="T4">https://ionchannel.io</text:span></text:p>
            <text:p><text:span text:style-name="T4">- <text:s/>Uses SPDX Security XSD</text:span></text:p>
            <text:p><text:span text:style-name="T4">- <text:s/>Supports Continuous Build Process</text:span></text:p>
          </draw:text-box>
        </draw:frame>
        <draw:line draw:style-name="gr6" draw:text-style-name="P4" draw:layer="layout" svg:x1="11.938cm" svg:y1="4.572cm" svg:x2="13.716cm" svg:y2="4.572cm">
          <text:p/>
        </draw:line>
        <draw:line draw:style-name="gr6" draw:text-style-name="P4" draw:layer="layout" svg:x1="11.938cm" svg:y1="8.89cm" svg:x2="13.716cm" svg:y2="8.89cm">
          <text:p/>
        </draw:line>
        <draw:line draw:style-name="gr6" draw:text-style-name="P4" draw:layer="layout" svg:x1="11.938cm" svg:y1="11.938cm" svg:x2="13.716cm" svg:y2="11.938cm">
          <text:p/>
        </draw:line>
        <draw:line draw:style-name="gr6" draw:text-style-name="P4" draw:layer="layout" svg:x1="11.938cm" svg:y1="14.224cm" svg:x2="13.716cm" svg:y2="14.224cm">
          <text:p/>
        </draw:line>
        <draw:frame draw:style-name="gr7" draw:text-style-name="P3" draw:layer="layout" svg:width="7.112cm" svg:height="0.763cm" svg:x="14.478cm" svg:y="11.43cm">
          <draw:text-box>
            <text:p><text:span text:style-name="T4">Supportable Code Base</text:span></text:p>
          </draw:text-box>
        </draw:frame>
        <draw:frame draw:style-name="gr8" draw:text-style-name="P3" draw:layer="layout" svg:width="12.954cm" svg:height="2.54cm" svg:x="14.478cm" svg:y="13.716cm">
          <draw:text-box>
            <text:p><text:span text:style-name="T4">Liability</text:span></text:p>
            <text:p><text:span text:style-name="T4"/></text:p>
            <text:p><text:span text:style-name="T4">- SPDX License</text:span></text:p>
            <text:p><text:span text:style-name="T4">- <text:s/>Demo: <text:s/>https://spdx-ccm.specchain.org</text:span></text:p>
          </draw:text-box>
        </draw:frame>
        <draw:line draw:style-name="gr6" draw:text-style-name="P4" draw:layer="layout" svg:x1="11.938cm" svg:y1="17.526cm" svg:x2="13.716cm" svg:y2="17.526cm">
          <text:p/>
        </draw:line>
        <draw:frame draw:style-name="gr9" draw:text-style-name="P3" draw:layer="layout" svg:width="10.668cm" svg:height="2.307cm" svg:x="14.478cm" svg:y="16.997cm">
          <draw:text-box>
            <text:p><text:span text:style-name="T4">Maintenance / Deployment / Operation</text:span></text:p>
            <text:p><text:span text:style-name="T4"/></text:p>
            <text:p><text:span text:style-name="T4">- <text:s/>Tanium?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2" draw:layer="layout" svg:width="10.958cm" svg:height="5.334cm" svg:x="1.618cm" svg:y="2.286cm">
          <draw:text-box>
            <text:p text:style-name="P1"><text:span text:style-name="T1">1. <text:s/>Data Integrity</text:span></text:p>
            <text:p text:style-name="P1"><text:span text:style-name="T1"><text:s text:c="4"/></text:span><text:span text:style-name="T1">a. <text:s/>NIEM Conformant XML Schema Design</text:span></text:p>
            <text:p text:style-name="P1"><text:span text:style-name="T1"><text:s text:c="4"/></text:span><text:span text:style-name="T1">b. <text:s/>Information Exchange Requirements</text:span></text:p>
            <text:p text:style-name="P1"><text:span text:style-name="T1"><text:s text:c="4"/></text:span><text:span text:style-name="T1">c. <text:s/>Required Data Items</text:span></text:p>
            <text:p text:style-name="P1"><text:span text:style-name="T1"><text:s text:c="4"/></text:span><text:span text:style-name="T1">d. <text:s/>XML Extension</text:span></text:p>
            <text:p text:style-name="P1"><text:span text:style-name="T1"><text:s text:c="4"/></text:span><text:span text:style-name="T1">e. <text:s/>XML Restriction</text:span></text:p>
            <text:p text:style-name="P1"><text:span text:style-name="T1"><text:s text:c="4"/></text:span><text:span text:style-name="T1">f. <text:s/>XML Transformation</text:span></text:p>
            <text:p text:style-name="P1"><text:span text:style-name="T1"><text:s text:c="4"/></text:span><text:span text:style-name="T1">g. <text:s/>XML Validation</text:span></text:p>
            <text:p text:style-name="P1"><text:span text:style-name="T1"><text:s text:c="4"/></text:span><text:span text:style-name="T1">h. <text:s/>Transmission Protocol</text:span></text:p>
            <text:p text:style-name="P1"><text:span text:style-name="T1"><text:s text:c="4"/></text:span><text:span text:style-name="T1">i. <text:s/>Test Artifacts</text:span></text:p>
            <text:p text:style-name="P1"><text:span text:style-name="T1"><text:s text:c="4"/></text:span><text:span text:style-name="T1">j. <text:s/>Instance Variations</text:span></text:p>
            <text:p text:style-name="P1"><text:span text:style-name="T1"><text:s text:c="4"/></text:span><text:span text:style-name="T1">k. <text:s/>Augmentation Points</text:span></text:p>
          </draw:text-box>
        </draw:frame>
        <draw:frame draw:style-name="gr2" draw:text-style-name="P2" draw:layer="layout" svg:width="11.684cm" svg:height="3.302cm" svg:x="1.618cm" svg:y="7.62cm">
          <draw:text-box>
            <text:p text:style-name="P1"><text:span text:style-name="T1">2. <text:s/>Vulnerabilities</text:span></text:p>
            <text:p text:style-name="P1"><text:span text:style-name="T1"><text:s text:c="4"/></text:span><text:span text:style-name="T1">a. <text:s/>Common Vulnerabilities and Exposures (CVE)</text:span></text:p>
            <text:p text:style-name="P1"><text:span text:style-name="T1"><text:s text:c="4"/></text:span><text:span text:style-name="T1">b. <text:s/>Common Weakness Enumeration (CWE)</text:span></text:p>
            <text:p text:style-name="P1"><text:span text:style-name="T1"><text:s text:c="4"/></text:span><text:span text:style-name="T1">c. <text:s/>Common Platform Enumeration (CPE)</text:span></text:p>
            <text:p text:style-name="P1"><text:span text:style-name="T1"><text:s text:c="4"/></text:span><text:span text:style-name="T1">d. <text:s/>Patch History</text:span></text:p>
            <text:p text:style-name="P1"><text:span text:style-name="T1"><text:s text:c="4"/></text:span><text:span text:style-name="T1">e. <text:s/>Patch Mitigation Record</text:span></text:p>
          </draw:text-box>
        </draw:frame>
        <draw:frame draw:style-name="gr3" draw:text-style-name="P2" draw:layer="layout" svg:width="11.684cm" svg:height="3.043cm" svg:x="1.618cm" svg:y="10.668cm">
          <draw:text-box>
            <text:p text:style-name="P1"><text:span text:style-name="T1">3. <text:s/>Source Code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Dependencies</text:span></text:p>
            <text:p text:style-name="P1"><text:span text:style-name="T1"><text:s text:c="4"/></text:span><text:span text:style-name="T1">c. <text:s/>Forks</text:span></text:p>
            <text:p text:style-name="P1"><text:span text:style-name="T1"><text:s text:c="4"/></text:span><text:span text:style-name="T1">d. <text:s/>Maintainers</text:span></text:p>
          </draw:text-box>
        </draw:frame>
        <draw:frame draw:style-name="gr3" draw:text-style-name="P2" draw:layer="layout" svg:width="8.636cm" svg:height="3.043cm" svg:x="1.618cm" svg:y="13.208cm">
          <draw:text-box>
            <text:p text:style-name="P1"><text:span text:style-name="T1">4. <text:s/>Licenses</text:span></text:p>
            <text:p text:style-name="P1"><text:span text:style-name="T1"><text:s text:c="4"/></text:span><text:span text:style-name="T1">a. <text:s/>Open Source</text:span></text:p>
            <text:p text:style-name="P1"><text:span text:style-name="T1"><text:s text:c="4"/></text:span><text:span text:style-name="T1">b. <text:s/>Closed Source</text:span></text:p>
            <text:p text:style-name="P1"><text:span text:style-name="T1"><text:s text:c="4"/></text:span><text:span text:style-name="T1">c. <text:s/>Combinatorial Compliance</text:span></text:p>
          </draw:text-box>
        </draw:frame>
        <draw:frame draw:style-name="gr2" draw:text-style-name="P2" draw:layer="layout" svg:width="9.812cm" svg:height="3.302cm" svg:x="1.618cm" svg:y="15.24cm">
          <draw:text-box>
            <text:p text:style-name="P1"><text:span text:style-name="T1">5. <text:s/>Risk Analytics</text:span></text:p>
            <text:p text:style-name="P1"><text:span text:style-name="T1"><text:s text:c="4"/></text:span><text:span text:style-name="T1">a. <text:s/>Code Analytics</text:span></text:p>
            <text:p text:style-name="P1"><text:span text:style-name="T1"><text:s text:c="4"/></text:span><text:span text:style-name="T1">b. <text:s/>Developer Analytics</text:span></text:p>
            <text:p text:style-name="P1"><text:span text:style-name="T1"><text:s text:c="4"/></text:span><text:span text:style-name="T1">c. <text:s/>Project Analytics</text:span></text:p>
          </draw:text-box>
        </draw:frame>
        <draw:frame draw:style-name="gr2" draw:text-style-name="P2" draw:layer="layout" svg:width="9.812cm" svg:height="3.302cm" svg:x="1.618cm" svg:y="17.272cm">
          <draw:text-box>
            <text:p text:style-name="P1"><text:span text:style-name="T1">6. <text:s/>Independent Verification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Artifact Integrity</text:span></text:p>
            <text:p text:style-name="P1"><text:span text:style-name="T1"><text:s text:c="4"/></text:span><text:span text:style-name="T1">c. <text:s/>Periodicity</text:span></text:p>
            <text:p text:style-name="P1"><text:span text:style-name="T1"><text:s text:c="4"/></text:span><text:span text:style-name="T1">d. <text:s/>Connectivity</text:span></text:p>
          </draw:text-box>
        </draw:frame>
        <draw:frame presentation:style-name="pr1" draw:layer="layout" svg:width="25.199cm" svg:height="1.197cm" svg:x="1.401cm" svg:y="0.835cm" presentation:class="title" presentation:user-transformed="true">
          <draw:text-box>
            <text:p><text:span text:style-name="T2">Software Bill of Materials for Mission Critical Information Exchanges</text:span><text:span text:style-name="T3"> </text:span></text:p>
          </draw:text-box>
        </draw:frame>
        <draw:frame draw:style-name="gr5" draw:text-style-name="P7" draw:layer="layout" svg:width="12.446cm" svg:height="3.323cm" svg:x="13.716cm" svg:y="2.148cm">
          <draw:text-box>
            <text:p text:style-name="P6"><text:span text:style-name="T6">Q</text:span><text:span text:style-name="T4">: <text:s/>How can we make sure that Information Exchanges are valid, and resistant to compromise? <text:s/></text:span></text:p>
            <text:p text:style-name="P6"><text:span text:style-name="T6">A</text:span><text:span text:style-name="T4">: NIEM prevent “any” tags, maintains XML validation across extension, restriction and augmentation to XML defined Information exchanges</text:span></text:p>
          </draw:text-box>
        </draw:frame>
        <draw:frame draw:style-name="gr11" draw:text-style-name="P7" draw:layer="layout" svg:width="12.192cm" svg:height="3.987cm" svg:x="13.97cm" svg:y="5.588cm">
          <draw:text-box>
            <text:p text:style-name="P6"><text:span text:style-name="T6">Q</text:span><text:span text:style-name="T4">: <text:s/>How can we evaluate the supportability of software BEFORE it is allowed on the network?</text:span></text:p>
            <text:p text:style-name="P6"><text:span text:style-name="T6">A</text:span><text:span text:style-name="T4">: <text:s/>A record of continuous analysis of vulnerabilities during the development process provides metrics for dependency inclusion or prohibition. <text:s/>This reduces the cross section of what has to be mitigated on operational systems. </text:span></text:p>
          </draw:text-box>
        </draw:frame>
        <draw:line draw:style-name="gr6" draw:text-style-name="P4" draw:layer="layout" svg:x1="10.668cm" svg:y1="2.54cm" svg:x2="13.716cm" svg:y2="2.54cm">
          <text:p/>
        </draw:line>
        <draw:line draw:style-name="gr6" draw:text-style-name="P4" draw:layer="layout" svg:x1="10.668cm" svg:y1="7.62cm" svg:x2="13.716cm" svg:y2="7.62cm">
          <text:p/>
        </draw:line>
        <draw:line draw:style-name="gr6" draw:text-style-name="P4" draw:layer="layout" svg:x1="10.668cm" svg:y1="10.922cm" svg:x2="13.716cm" svg:y2="10.922cm">
          <text:p/>
        </draw:line>
        <draw:line draw:style-name="gr6" draw:text-style-name="P4" draw:layer="layout" svg:x1="10.668cm" svg:y1="13.462cm" svg:x2="13.716cm" svg:y2="13.462cm">
          <text:p/>
        </draw:line>
        <draw:frame draw:style-name="gr12" draw:text-style-name="P7" draw:layer="layout" svg:width="12.446cm" svg:height="2.811cm" svg:x="13.97cm" svg:y="10.16cm">
          <draw:text-box>
            <text:p text:style-name="P6"><text:span text:style-name="T6">Q</text:span><text:span text:style-name="T4">: How can we ensure that developers are applying unit tests to source code to prevent back-doors, <text:s/>and mitigate human error?</text:span></text:p>
            <text:p text:style-name="P6"><text:span text:style-name="T6">A</text:span><text:span text:style-name="T4">: Required test levels can be identified and mandated.</text:span></text:p>
          </draw:text-box>
        </draw:frame>
        <draw:frame draw:style-name="gr8" draw:text-style-name="P9" draw:layer="layout" svg:width="12.954cm" svg:height="2.54cm" svg:x="13.97cm" svg:y="12.971cm">
          <draw:text-box>
            <text:p text:style-name="P8"><text:span text:style-name="T6">Q</text:span><text:span text:style-name="T4">: How can we be sure that the Government isn’t being obligated or liable for license violations?</text:span></text:p>
            <text:p text:style-name="P8"><text:span text:style-name="T6">A</text:span><text:span text:style-name="T4">: License information can be provided and verified before deployment</text:span></text:p>
          </draw:text-box>
        </draw:frame>
        <draw:line draw:style-name="gr6" draw:text-style-name="P4" draw:layer="layout" svg:x1="10.414cm" svg:y1="17.526cm" svg:x2="13.462cm" svg:y2="17.526cm">
          <text:p/>
        </draw:line>
        <draw:frame draw:style-name="gr5" draw:text-style-name="P9" draw:layer="layout" svg:width="12.192cm" svg:height="3.323cm" svg:x="13.97cm" svg:y="16.51cm">
          <draw:text-box>
            <text:p text:style-name="P8"><text:span text:style-name="T6">Q</text:span><text:span text:style-name="T4">: <text:s/>How can we be sure that Vendors don’t circumvent requirements <text:s/>after software is deployed?</text:span></text:p>
            <text:p text:style-name="P8"><text:span text:style-name="T6">A</text:span><text:span text:style-name="T4">: <text:s/>Hash verified development artifacts can be used to rebuild and test systems after deployment.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08:30:44.090173392</meta:creation-date>
    <dc:date>2019-03-24T07:59:52.031158402</dc:date>
    <meta:editing-duration>PT8M33S</meta:editing-duration>
    <meta:editing-cycles>3</meta:editing-cycles>
    <meta:generator>LibreOffice/6.0.7.3$Linux_X86_64 LibreOffice_project/00m0$Build-3</meta:generator>
    <dc:creator>James D. Neushul</dc:creator>
    <meta:document-statistic meta:object-count="59"/>
  </office:meta>
</office:document-meta>
</file>